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d5" officeooo:paragraph-rsid="0016c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1:04:18.447160984</meta:creation-date>
    <dc:date>2021-11-17T11:12:36.415436149</dc:date>
    <meta:editing-duration>PT8M2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